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497" officeooo:paragraph-rsid="0014f497"/>
    </style:style>
    <style:style style:name="P2" style:family="paragraph" style:parent-style-name="Standard">
      <style:text-properties fo:font-weight="normal" officeooo:paragraph-rsid="0014f497" style:font-weight-asian="normal" style:font-weight-complex="normal"/>
    </style:style>
    <style:style style:name="P3" style:family="paragraph" style:parent-style-name="Standard">
      <style:text-properties fo:font-weight="normal" officeooo:rsid="0014f497" officeooo:paragraph-rsid="0014f497" style:font-weight-asian="normal" style:font-weight-complex="normal"/>
    </style:style>
    <style:style style:name="P4" style:family="paragraph" style:parent-style-name="Standard">
      <style:paragraph-properties fo:margin-top="0cm" fo:margin-bottom="0.423cm" loext:contextual-spacing="false"/>
      <style:text-properties officeooo:paragraph-rsid="0014f497"/>
    </style:style>
    <style:style style:name="P5" style:family="paragraph" style:parent-style-name="Standard">
      <style:paragraph-properties fo:margin-top="0cm" fo:margin-bottom="0.423cm" loext:contextual-spacing="false"/>
      <style:text-properties fo:font-weight="bold" officeooo:paragraph-rsid="0014f497"/>
    </style:style>
    <style:style style:name="P6" style:family="paragraph" style:parent-style-name="Standard">
      <style:text-properties fo:font-weight="bold" officeooo:rsid="0014f497" officeooo:paragraph-rsid="0014f497"/>
    </style:style>
    <style:style style:name="P7" style:family="paragraph" style:parent-style-name="Standard" style:list-style-name="L1">
      <style:paragraph-properties fo:margin-top="0cm" fo:margin-bottom="0.423cm" loext:contextual-spacing="false" fo:line-height="0.499cm" fo:text-align="start" style:justify-single-word="false"/>
      <style:text-properties style:font-name="Liberation Serif" fo:font-size="12pt" fo:font-weight="normal" officeooo:rsid="000d74a5" officeooo:paragraph-rsid="0014f497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margin-top="0cm" fo:margin-bottom="0.423cm" loext:contextual-spacing="false"/>
      <style:text-properties fo:font-weight="normal" officeooo:rsid="0014f497" officeooo:paragraph-rsid="0017c371" style:font-weight-asian="normal" style:font-weight-complex="normal"/>
    </style:style>
    <style:style style:name="P9" style:family="paragraph" style:parent-style-name="Standard" style:list-style-name="L2">
      <style:paragraph-properties fo:margin-top="0cm" fo:margin-bottom="0.423cm" loext:contextual-spacing="false"/>
      <style:text-properties fo:font-weight="normal" officeooo:rsid="0014f497" officeooo:paragraph-rsid="0014f497" style:font-weight-asian="normal" style:font-weight-complex="normal"/>
    </style:style>
    <style:style style:name="P10" style:family="paragraph" style:parent-style-name="Standard" style:list-style-name="L2">
      <style:paragraph-properties fo:margin-top="0cm" fo:margin-bottom="0.423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67" officeooo:paragraph-rsid="0017c371" style:font-size-asian="12pt" style:font-style-asian="normal" style:font-weight-asian="normal" style:font-size-complex="12pt" style:font-weight-complex="normal" style:text-emphasize="none"/>
    </style:style>
    <style:style style:name="P11" style:family="paragraph" style:parent-style-name="Standard" style:list-style-name="L2">
      <style:paragraph-properties fo:margin-top="0cm" fo:margin-bottom="0.423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497" officeooo:paragraph-rsid="0014f497" style:font-size-asian="12pt" style:font-style-asian="normal" style:font-weight-asian="normal" style:font-size-complex="12pt" style:font-weight-complex="normal" style:text-emphasize="none"/>
    </style:style>
    <style:style style:name="P12" style:family="paragraph" style:parent-style-name="Standard" style:list-style-name="L2">
      <style:paragraph-properties fo:margin-top="0cm" fo:margin-bottom="0.423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497" officeooo:paragraph-rsid="001e1173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Text_20_body" style:list-style-name="L1">
      <style:paragraph-properties fo:margin-top="0cm" fo:margin-bottom="0.423cm" loext:contextual-spacing="false" fo:line-height="0.499cm" fo:text-align="start" style:justify-single-word="false"/>
      <style:text-properties style:font-name="Liberation Serif" fo:font-size="12pt" fo:font-weight="normal" officeooo:rsid="000d74a5" officeooo:paragraph-rsid="0014f497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top="0cm" fo:margin-bottom="0.423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497" officeooo:paragraph-rsid="0014f497" style:font-size-asian="12pt" style:font-style-asian="normal" style:font-weight-asian="normal" style:font-size-complex="12pt" style:font-weight-complex="normal" style:text-emphasize="none"/>
    </style:style>
    <style:style style:name="T1" style:family="text">
      <style:text-properties fo:font-weight="bold"/>
    </style:style>
    <style:style style:name="T2" style:family="text">
      <style:text-properties fo:font-weight="bold" officeooo:rsid="0014f49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f497" style:font-weight-asian="normal" style:font-weight-complex="normal"/>
    </style:style>
    <style:style style:name="T5" style:family="text">
      <style:text-properties fo:font-weight="normal" officeooo:rsid="0016487d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69761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4f497" style:font-style-asian="normal" style:text-emphasize="none"/>
    </style:style>
    <style:style style:name="T9" style:family="text">
      <style:text-properties officeooo:rsid="0017c371"/>
    </style:style>
    <style:style style:name="T10" style:family="text">
      <style:text-properties fo:font-variant="normal" fo:text-transform="none" style:font-name="Symbo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1">Name: </text:span><text:span text:style-name="T3">Ashok Siva Kumar Pujala</text:span></text:p>
      <text:p text:style-name="P3"/>
      <text:p text:style-name="Standard"><text:bookmark text:name="yui_3_16_0_ym19_1_1509424490281_11307"/><text:span text:style-name="T2">Project:</text:span><text:span text:style-name="T3">Multimedia – Image Processing – OpenCV/CL</text:span></text:p>
      <text:p text:style-name="P2"><text:tab/> <text:s/>As part of MM team – Image Processing project</text:p>
      <text:p text:style-name="P4"><text:span text:style-name="T1">Objective: </text:span><text:span text:style-name="T3">As part of machine learning in terms of Image processing, we are developing Image processing applications like Motion Tracking and Augmented Reality applications.</text:span></text:p>
      <text:p text:style-name="P5">What you have achieved till now:</text:p>
      <text:list xml:id="list4481970498098129016" text:style-name="L1">
        <text:list-item>
          <text:p text:style-name="P7"><text:span text:style-name="T7">D</text:span><text:span text:style-name="T6">etect the face </text:span><text:span text:style-name="T7">pattern</text:span><text:span text:style-name="T6"> using haar algorithm.</text:span></text:p>
        </text:list-item>
        <text:list-item>
          <text:p text:style-name="P13"><text:span text:style-name="T8">Maintaining</text:span><text:span text:style-name="T6"> Database for Handling Data.</text:span></text:p>
        </text:list-item>
        <text:list-item>
          <text:p text:style-name="P14">GUI Application for User Interface</text:p>
        </text:list-item>
      </text:list>
      <text:p text:style-name="P5">My roles and Responsibilities:</text:p>
      <text:list xml:id="list916312659215123977" text:style-name="L2">
        <text:list-item>
          <text:p text:style-name="P8">Image Detection <text:span text:style-name="T9">using Haar Algorithm</text:span></text:p>
        </text:list-item>
        <text:list-item>
          <text:p text:style-name="P10">Image Processing using algorithms(SIFT, SURF, GEOMETRIC, WaterShade , FisherFace &amp; EigenFaces)</text:p>
        </text:list-item>
        <text:list-item>
          <text:p text:style-name="P9">DataBase for Maintaining Data.</text:p>
        </text:list-item>
        <text:list-item>
          <text:p text:style-name="P11">GUI for user interface</text:p>
        </text:list-item>
        <text:list-item>
          <text:p text:style-name="P12">Identifying and analyzing various face detection patterns/algorithms</text:p>
        </text:list-item>
        <text:list-item>
          <text:p text:style-name="P12"><text:bookmark text:name="yiv5322914400yui_3_16_0_ym19_1_1509426400155_93682"/><text:span text:style-name="T10"><text:s/></text:span><text:bookmark text:name="yiv5322914400yui_3_16_0_ym19_1_1509426400155_93687"/>Developing Image processing applications like Motion Tracking and Augmented Reality</text:p>
        </text:list-item>
        <text:list-item>
          <text:p text:style-name="P12">Followed Votary Tech VGate process in SDLC as per CMMi 3</text:p>
        </text:list-item>
      </text:list>
      <text:p text:style-name="P5">Tools Used:<text:span text:style-name="T3"> </text:span><text:span text:style-name="T4">Python, GIT, Sqlite</text:span></text:p>
      <text:p text:style-name="P5">Software Used: -</text:p>
      <text:p text:style-name="P5">Packages Used: <text:span text:style-name="T4">OpenCV</text:span></text:p>
      <text:p text:style-name="P5">Chipset Used: <text:span text:style-name="T3">-</text:span></text:p>
      <text:p text:style-name="P5">Debugging Techniques:<text:span text:style-name="T3"> </text:span><text:span text:style-name="T5">Unit Testing</text:span></text:p>
      <text:p text:style-name="P5">Test cases written: <text:span text:style-name="T5">25</text:span></text:p>
      <text:p text:style-name="P4"><text:span text:style-name="T1">DevOps: </text:span><text:span text:style-name="T5">GI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08:40.788309984</meta:creation-date>
    <meta:generator>LibreOffice/5.1.6.2$Linux_X86_64 LibreOffice_project/10m0$Build-2</meta:generator>
    <dc:date>2017-10-31T20:11:43.190130703</dc:date>
    <meta:editing-duration>PT1H33M25S</meta:editing-duration>
    <meta:editing-cycles>9</meta:editing-cycles>
    <meta:document-statistic meta:table-count="0" meta:image-count="0" meta:object-count="0" meta:page-count="1" meta:paragraph-count="23" meta:word-count="154" meta:character-count="1039" meta:non-whitespace-character-count="911"/>
  </office:meta>
</office:document-meta>
</file>